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3.0439583333333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TX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Marketplace</text:p>
          </table:table-cell>
          <table:table-cell office:value-type="string" table:style-name="ce1">
            <text:p>to addr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collec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b0ff9eb7ced7e37e950b74fdbc3a9107287b2c4165f1030b39e06ba0dd0603d</text:p>
          </table:table-cell>
          <table:table-cell office:value-type="date" office:date-value="2023-06-12T18:16:59" table:style-name="ce2">
            <text:p>6/12/2023 18:16</text:p>
          </table:table-cell>
          <table:table-cell office:value-type="string" table:style-name="ce1">
            <text:p>Bought 0.01 ETH ($17.43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41ba5...d63Af9A4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602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967f6c0276b05c39702f4195affb5ca5f37bf7a2a181fea5204cc0948b59937f</text:p>
          </table:table-cell>
          <table:table-cell office:value-type="date" office:date-value="2023-06-11T09:25:35" table:style-name="ce2">
            <text:p>6/11/2023 9:25</text:p>
          </table:table-cell>
          <table:table-cell office:value-type="string" table:style-name="ce1">
            <text:p>Bought 0.005 ETH ($8.77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197776...E9E93096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197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967f6c0276b05c39702f4195affb5ca5f37bf7a2a181fea5204cc0948b59937f</text:p>
          </table:table-cell>
          <table:table-cell office:value-type="date" office:date-value="2023-06-11T09:25:35" table:style-name="ce2">
            <text:p>6/11/2023 9:25</text:p>
          </table:table-cell>
          <table:table-cell office:value-type="string" table:style-name="ce1">
            <text:p>Bought 0.003 ETH ($5.26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197776...E9E93096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1241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465bccfc8c84f9cf92e8356c37325eb4cb6bde659001a98020e6a8f94aed011d</text:p>
          </table:table-cell>
          <table:table-cell office:value-type="date" office:date-value="2023-06-08T04:42:59" table:style-name="ce2">
            <text:p>6/8/2023 4:42</text:p>
          </table:table-cell>
          <table:table-cell office:value-type="string" table:style-name="ce1">
            <text:p>Bought 0.003 ETH ($5.54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D5214a...693D9320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788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e7d4fcbd3a15438edd45aca136bb0057409809566b68cef08230c23fa8c7bf97</text:p>
          </table:table-cell>
          <table:table-cell office:value-type="date" office:date-value="2023-06-07T23:27:59" table:style-name="ce2">
            <text:p>6/7/2023 23:27</text:p>
          </table:table-cell>
          <table:table-cell office:value-type="string" table:style-name="ce1">
            <text:p>Bought 0 ETH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A667B3...5449737d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343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e6e4424a0d8e33354da916b5ace0484c95284a57a7f84594c6dd5e39712e4d82</text:p>
          </table:table-cell>
          <table:table-cell office:value-type="date" office:date-value="2023-06-06T18:41:59" table:style-name="ce2">
            <text:p>6/6/2023 18:41</text:p>
          </table:table-cell>
          <table:table-cell office:value-type="string" table:style-name="ce1">
            <text:p>Bought 0.0035 ETH ($6.6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83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889534bcfce5c17ae2a68bb17870f733e786b481237176d8cc00b8f05854aa7e</text:p>
          </table:table-cell>
          <table:table-cell office:value-type="date" office:date-value="2023-06-05T05:49:11" table:style-name="ce2">
            <text:p>6/5/2023 5:49</text:p>
          </table:table-cell>
          <table:table-cell office:value-type="string" table:style-name="ce1">
            <text:p>Bought 0.00504 ETH ($9.29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A667B3...5449737d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276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b5a8b6df247e0d3756c6c4b8f1481b143b90afb8a6430b9c7ca35a0cbc487e89</text:p>
          </table:table-cell>
          <table:table-cell office:value-type="date" office:date-value="2023-06-04T18:08:35" table:style-name="ce2">
            <text:p>6/4/2023 18:08</text:p>
          </table:table-cell>
          <table:table-cell office:value-type="string" table:style-name="ce1">
            <text:p>Bought 0.0055 ETH ($10.4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697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b5a8b6df247e0d3756c6c4b8f1481b143b90afb8a6430b9c7ca35a0cbc487e89</text:p>
          </table:table-cell>
          <table:table-cell office:value-type="date" office:date-value="2023-06-04T18:08:35" table:style-name="ce2">
            <text:p>6/4/2023 18:08</text:p>
          </table:table-cell>
          <table:table-cell office:value-type="string" table:style-name="ce1">
            <text:p>Bought 0.0045 ETH ($8.51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42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c052370883fc5e5470cb91215e2cbba22a6b980484b45733eb447649d0c4316a</text:p>
          </table:table-cell>
          <table:table-cell office:value-type="date" office:date-value="2023-06-04T18:06:11" table:style-name="ce2">
            <text:p>6/4/2023 18:06</text:p>
          </table:table-cell>
          <table:table-cell office:value-type="string" table:style-name="ce1">
            <text:p>Bought 0.017 ETH ($32.14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013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6c171a2926fb37db3e1f1807ebf87c5afd145e6aac793fb388a03584184fb97</text:p>
          </table:table-cell>
          <table:table-cell office:value-type="date" office:date-value="2023-06-04T17:58:35" table:style-name="ce2">
            <text:p>6/4/2023 17:58</text:p>
          </table:table-cell>
          <table:table-cell office:value-type="string" table:style-name="ce1">
            <text:p>Bought 0.0144 ETH ($27.2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1404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9241bd0ae470f7ad97789649bf732a4c3fc15cb5228df06ed43362d9da62930</text:p>
          </table:table-cell>
          <table:table-cell office:value-type="date" office:date-value="2023-06-04T13:26:11" table:style-name="ce2">
            <text:p>6/4/2023 13:26</text:p>
          </table:table-cell>
          <table:table-cell office:value-type="string" table:style-name="ce1">
            <text:p>Bought 0.01 ETH ($18.9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915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9241bd0ae470f7ad97789649bf732a4c3fc15cb5228df06ed43362d9da62930</text:p>
          </table:table-cell>
          <table:table-cell office:value-type="date" office:date-value="2023-06-04T13:26:11" table:style-name="ce2">
            <text:p>6/4/2023 13:26</text:p>
          </table:table-cell>
          <table:table-cell office:value-type="string" table:style-name="ce1">
            <text:p>Bought 0.01 ETH ($18.9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005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9241bd0ae470f7ad97789649bf732a4c3fc15cb5228df06ed43362d9da62930</text:p>
          </table:table-cell>
          <table:table-cell office:value-type="date" office:date-value="2023-06-04T13:26:11" table:style-name="ce2">
            <text:p>6/4/2023 13:26</text:p>
          </table:table-cell>
          <table:table-cell office:value-type="string" table:style-name="ce1">
            <text:p>Bought 0.009 ETH ($17.01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941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9241bd0ae470f7ad97789649bf732a4c3fc15cb5228df06ed43362d9da62930</text:p>
          </table:table-cell>
          <table:table-cell office:value-type="date" office:date-value="2023-06-04T13:26:11" table:style-name="ce2">
            <text:p>6/4/2023 13:26</text:p>
          </table:table-cell>
          <table:table-cell office:value-type="string" table:style-name="ce1">
            <text:p>Bought 0.009 ETH ($17.01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340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9241bd0ae470f7ad97789649bf732a4c3fc15cb5228df06ed43362d9da62930</text:p>
          </table:table-cell>
          <table:table-cell office:value-type="date" office:date-value="2023-06-04T13:26:11" table:style-name="ce2">
            <text:p>6/4/2023 13:26</text:p>
          </table:table-cell>
          <table:table-cell office:value-type="string" table:style-name="ce1">
            <text:p>Bought 0.0055 ETH ($10.4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351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70b67627206ec4e56240ce181331fabd7a5a36ecce4ef1f5c365b1c3c005d42e</text:p>
          </table:table-cell>
          <table:table-cell office:value-type="date" office:date-value="2023-06-04T09:34:11" table:style-name="ce2">
            <text:p>6/4/2023 9:34</text:p>
          </table:table-cell>
          <table:table-cell office:value-type="string" table:style-name="ce1">
            <text:p>Bought 0.023 ETH ($43.48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1621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70b67627206ec4e56240ce181331fabd7a5a36ecce4ef1f5c365b1c3c005d42e</text:p>
          </table:table-cell>
          <table:table-cell office:value-type="date" office:date-value="2023-06-04T09:34:11" table:style-name="ce2">
            <text:p>6/4/2023 9:34</text:p>
          </table:table-cell>
          <table:table-cell office:value-type="string" table:style-name="ce1">
            <text:p>Bought 0.019 ETH ($35.9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1028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70b67627206ec4e56240ce181331fabd7a5a36ecce4ef1f5c365b1c3c005d42e</text:p>
          </table:table-cell>
          <table:table-cell office:value-type="date" office:date-value="2023-06-04T09:34:11" table:style-name="ce2">
            <text:p>6/4/2023 9:34</text:p>
          </table:table-cell>
          <table:table-cell office:value-type="string" table:style-name="ce1">
            <text:p>Bought 0.0054 ETH ($10.21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718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70b67627206ec4e56240ce181331fabd7a5a36ecce4ef1f5c365b1c3c005d42e</text:p>
          </table:table-cell>
          <table:table-cell office:value-type="date" office:date-value="2023-06-04T09:34:11" table:style-name="ce2">
            <text:p>6/4/2023 9:34</text:p>
          </table:table-cell>
          <table:table-cell office:value-type="string" table:style-name="ce1">
            <text:p>Bought 0.004 ETH ($7.56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647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ec1a379efd3838c9cebd5118d7c6ce749eafeabfca3f1d0e75d3cce7fcd9d56</text:p>
          </table:table-cell>
          <table:table-cell office:value-type="date" office:date-value="2023-06-04T09:20:59" table:style-name="ce2">
            <text:p>6/4/2023 9:2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085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ec1a379efd3838c9cebd5118d7c6ce749eafeabfca3f1d0e75d3cce7fcd9d56</text:p>
          </table:table-cell>
          <table:table-cell office:value-type="date" office:date-value="2023-06-04T09:20:59" table:style-name="ce2">
            <text:p>6/4/2023 9:2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07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ec1a379efd3838c9cebd5118d7c6ce749eafeabfca3f1d0e75d3cce7fcd9d56</text:p>
          </table:table-cell>
          <table:table-cell office:value-type="date" office:date-value="2023-06-04T09:20:59" table:style-name="ce2">
            <text:p>6/4/2023 9:2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2605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ec1a379efd3838c9cebd5118d7c6ce749eafeabfca3f1d0e75d3cce7fcd9d56</text:p>
          </table:table-cell>
          <table:table-cell office:value-type="date" office:date-value="2023-06-04T09:20:59" table:style-name="ce2">
            <text:p>6/4/2023 9:2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1685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aec1a379efd3838c9cebd5118d7c6ce749eafeabfca3f1d0e75d3cce7fcd9d56</text:p>
          </table:table-cell>
          <table:table-cell office:value-type="date" office:date-value="2023-06-04T09:20:59" table:style-name="ce2">
            <text:p>6/4/2023 9:2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198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62ae1a76377815eefd49abfa2936de83e1c3d1433dfd632150834ccd6e184caf</text:p>
          </table:table-cell>
          <table:table-cell office:value-type="date" office:date-value="2023-06-03T20:56:11" table:style-name="ce2">
            <text:p>6/3/2023 20:56</text:p>
          </table:table-cell>
          <table:table-cell office:value-type="string" table:style-name="ce1">
            <text:p>Bought 0.0125 ETH ($23.66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04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e8f4c17c9e36967161d41fc9e49806c8fbf0c2b86ed4cad7d71214837fddbc2e</text:p>
          </table:table-cell>
          <table:table-cell office:value-type="date" office:date-value="2023-06-03T18:44:35" table:style-name="ce2">
            <text:p>6/3/2023 18:44</text:p>
          </table:table-cell>
          <table:table-cell office:value-type="string" table:style-name="ce1">
            <text:p>Bought 0.0039 ETH ($7.38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483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493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4396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517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514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494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68 ETH ($6.96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372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006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d0149bc6a1c837692beb6793e9db4a7ecac28b13b2eaad0bef40ce2d5038fe4e</text:p>
          </table:table-cell>
          <table:table-cell office:value-type="date" office:date-value="2023-06-03T16:00:47" table:style-name="ce2">
            <text:p>6/3/2023 16:00</text:p>
          </table:table-cell>
          <table:table-cell office:value-type="string" table:style-name="ce1">
            <text:p>Bought 0.0034 ETH ($6.43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5b44b7...eCF93a68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973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2ae3c4af5b2c7fb3c1dc0247398bd6967cd053041685b24bd302b4db8b72f443</text:p>
          </table:table-cell>
          <table:table-cell office:value-type="date" office:date-value="2023-06-03T12:52:23" table:style-name="ce2">
            <text:p>6/3/2023 12:52</text:p>
          </table:table-cell>
          <table:table-cell office:value-type="string" table:style-name="ce1">
            <text:p>Bought 0.004 ETH ($7.57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0969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2ae3c4af5b2c7fb3c1dc0247398bd6967cd053041685b24bd302b4db8b72f443</text:p>
          </table:table-cell>
          <table:table-cell office:value-type="date" office:date-value="2023-06-03T12:52:23" table:style-name="ce2">
            <text:p>6/3/2023 12:52</text:p>
          </table:table-cell>
          <table:table-cell office:value-type="string" table:style-name="ce1">
            <text:p>Bought 0.0037 ETH ($7.00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3516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2ae3c4af5b2c7fb3c1dc0247398bd6967cd053041685b24bd302b4db8b72f443</text:p>
          </table:table-cell>
          <table:table-cell office:value-type="date" office:date-value="2023-06-03T12:52:23" table:style-name="ce2">
            <text:p>6/3/2023 12:52</text:p>
          </table:table-cell>
          <table:table-cell office:value-type="string" table:style-name="ce1">
            <text:p>Bought 0.0035 ETH ($6.62)</text:p>
          </table:table-cell>
          <table:table-cell office:value-type="string" table:style-name="ce1">
            <text:p>OpenSea</text:p>
          </table:table-cell>
          <table:table-cell office:value-type="string" table:style-name="ce1">
            <text:p>0x74b0A4...3a8598EF</text:p>
          </table:table-cell>
          <table:table-cell office:value-type="string" table:style-name="ce1">
            <text:p>ERC-721</text:p>
          </table:table-cell>
          <table:table-cell office:value-type="string" table:style-name="ce1">
            <text:p>Dogemigos #5004</text:p>
          </table:table-cell>
          <table:table-cell office:value-type="string" table:style-name="ce1">
            <text:p>Dogemigos</text:p>
          </table:table-cell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Ivan Peon</meta:initial-creator>
    <dc:creator>Ivan Peon</dc:creator>
    <meta:creation-date>2023-06-14T19:55:18Z</meta:creation-date>
    <dc:date>2023-06-14T20:01:49Z</dc:date>
  </office:meta>
</office:document-meta>
</file>